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1701in" fo:margin-bottom="0.0835in" fo:keep-with-next="always"/>
      <style:text-properties style:font-name="Arial1" fo:font-size="14pt"/>
    </style:style>
    <style:style style:name="P2" style:family="paragraph" style:parent-style-name="Text_20_body">
      <style:paragraph-properties fo:margin-top="0.1701in" fo:margin-bottom="0.0835in" fo:text-align="center" style:justify-single-word="false" fo:keep-with-next="always"/>
      <style:text-properties style:font-name="Arial1" fo:font-size="14pt"/>
    </style:style>
    <style:style style:name="P3" style:family="paragraph" style:parent-style-name="Text_20_body">
      <style:paragraph-properties fo:margin-top="0in" fo:margin-bottom="0in"/>
    </style:style>
    <style:style style:name="P4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nsfer Module</text:p>
      <text:p text:style-name="P3">Called immediately after the player is transferred to a new location by a 'Transfer Module” event. <text:s/>We look for this script named 'TransferModule' <text:s/>in the global Special Ability named 'Global_Transfer'.</text:p>
      <text:p text:style-name="P1">Parameters</text:p>
      <text:p text:style-name="P3">hookParameter[5] = “1” if 'Remove Drow Equipment' is selected; else “”.</text:p>
      <text:p text:style-name="P3"/>
      <text:p text:style-name="P3">If hookParameter[6] is set to a non-empty string it will be displayed before the text that the designer specified in the Transfer Module Editor.</text:p>
      <text:p text:style-name="P3"/>
      <text:p text:style-name="P1">Context</text:p>
      <text:p text:style-name="P3"/>
      <text:list xml:id="list29561185" text:style-name="L1">
        <text:list-item>
          <text:p text:style-name="P4">None</text:p>
        </text:list-item>
      </text:list>
      <text:p text:style-name="P3"/>
      <text:p text:style-name="P1">Example of use</text:p>
      <text:p text:style-name="P3"/>
      <text:p text:style-name="P3">You might use this hook to remove any special equipment from the party or to personalize the greeting that the part receives upon entering a new area of the dunge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7-30T15:26:21.67</meta:creation-date>
    <meta:generator>OpenOffice.org/3.2$Win32 OpenOffice.org_project/320m18$Build-9502</meta:generator>
    <dc:date>2011-09-07T09:45:52.50</dc:date>
    <dc:creator>Paul Stevens</dc:creator>
    <meta:editing-duration>PT00H07M20S</meta:editing-duration>
    <meta:editing-cycles>3</meta:editing-cycles>
    <meta:document-statistic meta:table-count="0" meta:image-count="0" meta:object-count="0" meta:page-count="1" meta:paragraph-count="9" meta:word-count="106" meta:character-count="633"/>
  </office:meta>
</office:document-meta>
</file>